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eef3" officeooo:paragraph-rsid="001ceef3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38686" officeooo:paragraph-rsid="00238686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1ceef3" officeooo:paragraph-rsid="001ceef3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e726c" officeooo:paragraph-rsid="001e726c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208084" officeooo:paragraph-rsid="00208084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21b708" officeooo:paragraph-rsid="0021b708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24fcc3" officeooo:paragraph-rsid="00238686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fcc3" style:font-weight-asian="normal" style:font-weight-complex="normal"/>
    </style:style>
    <style:style style:name="T3" style:family="text">
      <style:text-properties fo:font-weight="normal" officeooo:rsid="00265801" style:font-weight-asian="normal" style:font-weight-complex="normal"/>
    </style:style>
    <style:style style:name="T4" style:family="text">
      <style:text-properties fo:font-weight="normal" officeooo:rsid="0026ab50" style:font-weight-asian="normal" style:font-weight-complex="normal"/>
    </style:style>
    <style:style style:name="T5" style:family="text">
      <style:text-properties officeooo:rsid="001df543"/>
    </style:style>
    <style:style style:name="T6" style:family="text">
      <style:text-properties officeooo:rsid="00202b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ZooKeeper</text:p>
      <text:p text:style-name="P1"/>
      <text:p text:style-name="P3">Ofera o solutie de mentinere centralizata a informatiilor de configurare, DNS, mecanisme de distributed synchronization.</text:p>
      <text:p text:style-name="P3">Pentru high availability =&gt; multiple servere Zookeeper (= ansamblu/ensemble de servere). Toate Zookeper din ansamblu au o copie a datelor, <text:span text:style-name="T5">un snapshot al starii, un log de tranzactii</text:span>.</text:p>
      <text:p text:style-name="P3"/>
      <text:p text:style-name="P3">- <text:span text:style-name="T5">la pornire, se alege un lider; acesta e responsabil cu mentinerea consensului</text:span></text:p>
      <text:p text:style-name="P4">- in cazul unui ansamblu, un client se poate conecta la oricare server, dar cu conditia sa execute read queries. Altfel, toate operatiile de write trec pe la lider.</text:p>
      <text:p text:style-name="P4">- <text:span text:style-name="T6">cand liderul primeste un update, stampileaza tranzactia cu un numar pentru a tine ordinea tuturor tranzactiilor; apoi, leaderul face broadcast updateului si asteapta ca majoritatea serverelor sa raspunda mesajului.</text:span></text:p>
      <text:p text:style-name="P4">- <text:span text:style-name="T6">cand un server primeste updateul, verifica stampila si, daca aceasta reprezinta un numar mai mare decat ultima tranzactie din propriul log, raspunde leaderului spunandu-i ca e de acord cu numarul</text:span></text:p>
      <text:p text:style-name="P4">- <text:span text:style-name="T6">dupa ce majoritatea serverelor raspund ack, liderul inregistreaza tranzactia in propriul log si o replica pe tot ansamblul</text:span></text:p>
      <text:p text:style-name="P4"/>
      <text:p text:style-name="P5">Modelul de date din Zookeeper este unul ierarhic, arborescent, bazat pe noduri denumite znodes. Fiecare znode are anumite date asociate. Orice znod poate avea oricati copi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21:58:27.397579038</meta:creation-date>
    <meta:generator>LibreOffice/6.0.4.2$Windows_X86_64 LibreOffice_project/9b0d9b32d5dcda91d2f1a96dc04c645c450872bf</meta:generator>
    <dc:date>2019-05-28T11:09:15.861000000</dc:date>
    <meta:editing-duration>PT1H42M18S</meta:editing-duration>
    <meta:editing-cycles>9</meta:editing-cycles>
    <meta:document-statistic meta:table-count="0" meta:image-count="0" meta:object-count="0" meta:page-count="1" meta:paragraph-count="9" meta:word-count="193" meta:character-count="1272" meta:non-whitespace-character-count="1088"/>
  </office:meta>
</office:document-meta>
</file>